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4.316cm" svg:height="2.384cm" svg:x="1.434cm" svg:y="1.5cm">
          <draw:text-box>
            <text:p>Page 1 – Title </text:p>
            <text:p/>
          </draw:text-box>
        </draw:frame>
        <draw:frame draw:style-name="gr2" draw:text-style-name="P3" draw:layer="layout" svg:width="10.25cm" svg:height="2cm" svg:x="8.25cm" svg:y="8cm">
          <draw:text-box>
            <text:p text:style-name="P2">EvoCar – Car Battle Arena</text:p>
          </draw:text-box>
        </draw:frame>
        <draw:frame draw:style-name="gr3" draw:text-style-name="P3" draw:layer="layout" svg:width="10.25cm" svg:height="1.75cm" svg:x="8.25cm" svg:y="2.75cm">
          <draw:text-box>
            <text:p text:style-name="P2">Game Feature Design</text:p>
          </draw:text-box>
        </draw:frame>
      </draw:page>
      <draw:page draw:name="page2" draw:style-name="dp1" draw:master-page-name="Padrão">
        <draw:frame draw:style-name="gr1" draw:text-style-name="P1" draw:layer="layout" svg:width="20.566cm" svg:height="2.384cm" svg:x="1.434cm" svg:y="1.5cm">
          <draw:text-box>
            <text:p>Page 2 – Feature Basics – Car Customization</text:p>
            <text:p/>
          </draw:text-box>
        </draw:frame>
      </draw:page>
      <draw:page draw:name="page3" draw:style-name="dp1" draw:master-page-name="Padrão">
        <draw:frame draw:style-name="gr4" draw:text-style-name="P1" draw:layer="layout" svg:width="11cm" svg:height="1.673cm" svg:x="1.434cm" svg:y="1.5cm">
          <draw:text-box>
            <text:p>Page 3 – Customization Options</text:p>
            <text:p/>
          </draw:text-box>
        </draw:frame>
      </draw:page>
      <draw:page draw:name="page4" draw:style-name="dp1" draw:master-page-name="Padrão">
        <draw:frame draw:style-name="gr4" draw:text-style-name="P1" draw:layer="layout" svg:width="11cm" svg:height="1.673cm" svg:x="1.434cm" svg:y="1.5cm">
          <draw:text-box>
            <text:p>Page 4 – Social Model</text:p>
            <text:p/>
          </draw:text-box>
        </draw:frame>
      </draw:page>
      <draw:page draw:name="page5" draw:style-name="dp1" draw:master-page-name="Padrão">
        <draw:frame draw:style-name="gr4" draw:text-style-name="P1" draw:layer="layout" svg:width="11cm" svg:height="1.673cm" svg:x="1.434cm" svg:y="1.5cm">
          <draw:text-box>
            <text:p>Page 5 – UI</text:p>
            <text:p/>
          </draw:text-box>
        </draw:frame>
      </draw:page>
      <draw:page draw:name="page6" draw:style-name="dp1" draw:master-page-name="Padrão">
        <draw:frame draw:style-name="gr1" draw:text-style-name="P1" draw:layer="layout" svg:width="16.816cm" svg:height="2.384cm" svg:x="1.434cm" svg:y="1.5cm">
          <draw:text-box>
            <text:p>Page 6 – Feature Expansion Roadmap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2T18:24:58.129000000</dc:date>
    <meta:editing-duration>PT2H53M22S</meta:editing-duration>
    <meta:editing-cycles>8</meta:editing-cycles>
    <meta:generator>LibreOffice/7.3.6.2$Windows_X86_64 LibreOffice_project/c28ca90fd6e1a19e189fc16c05f8f8924961e12e</meta:generator>
    <meta:document-statistic meta:object-count="8"/>
  </office:meta>
</office:document-meta>
</file>